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80%" draw:textarea-horizontal-align="justify" draw:textarea-vertical-align="top" draw:auto-grow-height="false" fo:min-height="12.577cm" fo:min-width="6.231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4.164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5.756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5.721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7.212cm"/>
    </style:style>
    <style:style style:name="gr7" style:family="graphic" style:parent-style-name="standard">
      <style:graphic-properties draw:textarea-horizontal-align="justify" draw:textarea-vertical-align="middle" draw:auto-grow-height="false" fo:min-height="3.235cm" fo:min-width="7.192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0.751cm" fo:min-width="0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195cm" fo:min-width="0.834cm"/>
    </style:style>
    <style:style style:name="gr10" style:family="graphic" style:parent-style-name="standard">
      <style:graphic-properties draw:textarea-horizontal-align="justify" draw:textarea-vertical-align="middle" draw:auto-grow-height="false" fo:min-height="13.971cm" fo:min-width="0.008cm"/>
    </style:style>
    <style:style style:name="gr11" style:family="graphic" style:parent-style-name="standard">
      <style:graphic-properties draw:textarea-horizontal-align="justify" draw:textarea-vertical-align="middle" draw:auto-grow-height="false" fo:min-height="14.098cm" fo:min-width="0.008cm"/>
    </style:style>
    <style:style style:name="gr12" style:family="graphic" style:parent-style-name="standard">
      <style:graphic-properties draw:textarea-horizontal-align="justify" draw:textarea-vertical-align="middle" draw:auto-grow-height="false" fo:min-height="2.544cm" fo:min-width="0.008cm"/>
    </style:style>
    <style:style style:name="gr13" style:family="graphic" style:parent-style-name="standard">
      <style:graphic-properties draw:textarea-horizontal-align="justify" draw:textarea-vertical-align="middle" draw:auto-grow-height="false" fo:min-height="1.658cm" fo:min-width="0.008cm"/>
    </style:style>
    <style:style style:name="gr14" style:family="graphic" style:parent-style-name="standard">
      <style:graphic-properties draw:textarea-horizontal-align="justify" draw:textarea-vertical-align="middle" draw:auto-grow-height="false" fo:min-height="0.89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636cm" fo:min-width="0.008cm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/>
    </style:style>
    <style:style style:name="gr23" style:family="graphic" style:parent-style-name="objectwithoutfill">
      <style:graphic-properties draw:marker-end="Arrow" draw:marker-end-width="0.3cm" draw:fill="none" draw:textarea-vertical-align="top" fo:padding-top="-0.635cm"/>
    </style:style>
    <style:style style:name="gr24" style:family="graphic" style:parent-style-name="objectwithoutfill">
      <style:graphic-properties svg:stroke-color="#000000" draw:marker-start="Arrow" draw:marker-end="" draw:marker-end-width="0.3cm" draw:fill="none" draw:textarea-vertical-align="top" fo:padding-top="-0.635cm"/>
    </style:style>
    <style:style style:name="gr25" style:family="graphic" style:parent-style-name="standard">
      <style:graphic-properties draw:textarea-horizontal-align="justify" draw:textarea-vertical-align="middle" draw:auto-grow-height="false" fo:min-height="13.97cm" fo:min-width="0.0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</style:style>
    <style:style style:name="gr27" style:family="graphic" style:parent-style-name="objectwithoutfill">
      <style:graphic-properties svg:stroke-color="#000000" draw:marker-start="" draw:marker-end="Arrow" draw:marker-end-width="0.3cm" draw:fill="none" draw:textarea-vertical-align="top" fo:padding-top="-0.635cm"/>
    </style:style>
    <style:style style:name="gr28" style:family="graphic" style:parent-style-name="standard">
      <style:graphic-properties draw:textarea-horizontal-align="justify" draw:textarea-vertical-align="middle" draw:auto-grow-height="false" fo:min-height="9.783cm" fo:min-width="0.008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0.008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0.008cm"/>
    </style:style>
    <style:style style:name="gr33" style:family="graphic" style:parent-style-name="standard">
      <style:graphic-properties draw:textarea-horizontal-align="justify" draw:textarea-vertical-align="middle" draw:auto-grow-height="false" fo:min-height="0.724cm" fo:min-width="0.008cm"/>
    </style:style>
    <style:style style:name="gr34" style:family="graphic" style:parent-style-name="standard">
      <style:graphic-properties draw:fill-color="#ffffff" draw:opacity="50%" draw:textarea-horizontal-align="left" draw:textarea-vertical-align="middle" draw:auto-grow-height="false" fo:min-height="13.593cm" fo:min-width="20.025cm"/>
    </style:style>
    <style:style style:name="gr35" style:family="graphic" style:parent-style-name="standard">
      <style:graphic-properties draw:textarea-horizontal-align="justify" draw:textarea-vertical-align="middle" draw:auto-grow-height="false" fo:min-height="11.05cm" fo:min-width="0.008cm"/>
    </style:style>
    <style:style style:name="gr36" style:family="graphic" style:parent-style-name="standard">
      <style:graphic-properties draw:textarea-horizontal-align="justify" draw:textarea-vertical-align="middle" draw:auto-grow-height="false" fo:min-height="3.741cm" fo:min-width="0.008cm"/>
    </style:style>
    <style:style style:name="gr37" style:family="graphic" style:parent-style-name="standard">
      <style:graphic-properties draw:textarea-horizontal-align="justify" draw:textarea-vertical-align="middle" draw:auto-grow-height="false" fo:min-height="4.249cm" fo:min-width="0.008cm"/>
    </style:style>
    <style:style style:name="gr38" style:family="graphic" style:parent-style-name="standard">
      <style:graphic-properties draw:marker-end="Arrow" draw:marker-end-width="0.3cm" draw:fill="none" draw:textarea-horizontal-align="left" draw:textarea-vertical-align="to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/>
    </style:style>
    <style:style style:name="gr40" style:family="graphic" style:parent-style-name="standard">
      <style:graphic-properties draw:textarea-horizontal-align="justify" draw:textarea-vertical-align="middle" draw:auto-grow-height="false" fo:min-height="11.049cm" fo:min-width="0.008cm"/>
    </style:style>
    <style:style style:name="gr41" style:family="graphic" style:parent-style-name="standard">
      <style:graphic-properties draw:marker-end="Arrow" draw:marker-end-width="0.3cm" draw:fill="none" draw:textarea-vertical-align="top" fo:padding-top="-0.635cm"/>
    </style:style>
    <style:style style:name="gr42" style:family="graphic" style:parent-style-name="standard">
      <style:graphic-properties draw:textarea-horizontal-align="justify" draw:textarea-vertical-align="middle" draw:auto-grow-height="false" fo:min-height="3.106cm" fo:min-width="0.008cm"/>
    </style:style>
    <style:style style:name="gr43" style:family="graphic" style:parent-style-name="standard">
      <style:graphic-properties draw:marker-end="Arrow" draw:marker-end-width="0.3cm" draw:fill="none" draw:textarea-vertical-align="top" fo:padding-top="-0.8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cm"/>
    </style:style>
    <style:style style:name="P1" style:family="paragraph">
      <style:paragraph-properties fo:text-align="center"/>
    </style:style>
    <style:style style:name="P2" style:family="paragraph">
      <loext:graphic-properties draw:opacity="80%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style:paragraph-properties fo:text-align="center"/>
      <style:text-properties style:font-name="Liberation Sans1"/>
    </style:style>
    <style:style style:name="P11" style:family="paragraph">
      <loext:graphic-properties draw:fill="none"/>
      <style:paragraph-properties fo:text-align="center"/>
      <style:text-properties style:font-name="Liberation Sans1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Liberation Sans1" fo:font-size="10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style:font-name="Liberation Sans1"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1" fo:font-size="10pt" style:font-size-asian="12pt" style:font-size-complex="12pt"/>
    </style:style>
    <style:style style:name="T5" style:family="text">
      <style:text-properties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12.827cm" svg:x="19.288cm" svg:y="1.381cm">
          <text:p text:style-name="P1"><text:span text:style-name="T1">Module Facto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524cm" svg:x="20.558cm" svg:y="10.963cm">
          <text:p text:style-name="P1"><text:span text:style-name="T1">Messenger</text:span></text:p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64cm" svg:height="2.794cm" svg:x="2.432cm" svg:y="3.207cm">
          <text:p text:style-name="P1"><text:span text:style-name="T1">DataSpoo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256cm" svg:height="1.524cm" svg:x="2.432cm" svg:y="12.675cm">
          <text:p text:style-name="P1"><text:span text:style-name="T1">AgentDeplo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524cm" svg:x="20.685cm" svg:y="8.342cm">
          <text:p text:style-name="P1"><text:span text:style-name="T1">MessageFormatter</text:span></text:p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524cm" svg:x="20.685cm" svg:y="5.256cm">
          <text:p text:style-name="P1"><text:span text:style-name="T1">DataSpooler</text:span></text:p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524cm" svg:x="20.685cm" svg:y="2.397cm">
          <text:p text:style-name="P1"><text:span text:style-name="T1">AgentTrigger</text:span></text:p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256cm" svg:height="1.524cm" svg:x="2.432cm" svg:y="6.575cm">
          <text:p text:style-name="P1"><text:span text:style-name="T1">ProcessingAg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6.221cm" svg:height="1.524cm" svg:x="2.432cm" svg:y="1.365cm">
          <text:p text:style-name="P1"><text:span text:style-name="T1">MessageLogg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712cm" svg:height="1.524cm" svg:x="2.432cm" svg:y="8.675cm">
          <text:p text:style-name="P1"><text:span text:style-name="T1">AgentRun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64cm" svg:height="2.794cm" svg:x="8.232cm" svg:y="3.207cm">
          <text:p text:style-name="P1"><text:span text:style-name="T1">MessageFormat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64cm" svg:height="2.794cm" svg:x="14.032cm" svg:y="3.207cm">
          <text:p text:style-name="P1"><text:span text:style-name="T1">Messeng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712cm" svg:height="1.524cm" svg:x="2.432cm" svg:y="10.675cm">
          <text:p text:style-name="P1"><text:span text:style-name="T1">AgentTrigg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692cm" svg:height="3.485cm" svg:x="11.033cm" svg:y="8.675cm">
          <text:p text:style-name="P1"><text:span text:style-name="T1">ProcessingAgent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889cm" svg:height="1.143cm" svg:x="4.048cm" svg:y="2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10.271cm" svg:y="2.5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15.859cm" svg:y="2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4.175cm" svg:y="5.6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10.017cm" svg:y="5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15.351cm" svg:y="5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5.699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5.699cm" svg:y="9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14.462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5.699cm" svg:y="11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89cm" svg:height="1.143cm" svg:x="14.589cm" svg:y="11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.524cm" svg:height="0.889cm" svg:x="18.399cm" svg:y="9.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0" draw:text-style-name="P1" draw:layer="layout" svg:width="0.508cm" svg:height="14.221cm" svg:x="1.816cm" svg:y="5.0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14.348cm" svg:x="8.916cm" svg:y="5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08cm" svg:height="2.794cm" svg:x="15.516cm" svg:y="7.0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08cm" svg:height="1.908cm" svg:x="18.516cm" svg:y="10.6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1.14cm" svg:x="21.716cm" svg:y="12.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886cm" svg:x="24.716cm" svg:y="12.433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2.07cm" svg:y1="3.413cm" svg:x2="2.07cm" svg:y2="4.937cm">
          <text:p/>
        </draw:line>
        <draw:frame draw:style-name="gr17" draw:text-style-name="P6" draw:layer="layout" svg:width="2.923cm" svg:height="0.645cm" svg:x="0.909cm" svg:y="2.778cm">
          <draw:text-box>
            <text:p><text:span text:style-name="T2">AgentTrigger</text:span></text:p>
          </draw:text-box>
        </draw:frame>
        <draw:line draw:style-name="gr16" draw:text-style-name="P5" draw:layer="layout" svg:x1="9.171cm" svg:y1="3.414cm" svg:x2="9.171cm" svg:y2="4.938cm">
          <text:p/>
        </draw:line>
        <draw:frame draw:style-name="gr18" draw:text-style-name="P6" draw:layer="layout" svg:width="3.156cm" svg:height="0.645cm" svg:x="7.61cm" svg:y="2.779cm">
          <draw:text-box>
            <text:p><text:span text:style-name="T2">ProcessingAgent</text:span></text:p>
          </draw:text-box>
        </draw:frame>
        <draw:line draw:style-name="gr16" draw:text-style-name="P5" draw:layer="layout" svg:x1="15.756cm" svg:y1="4.81cm" svg:x2="15.732cm" svg:y2="7.096cm">
          <text:p/>
        </draw:line>
        <draw:frame draw:style-name="gr19" draw:text-style-name="P6" draw:layer="layout" svg:width="3.741cm" svg:height="0.645cm" svg:x="14.208cm" svg:y="4.038cm">
          <draw:text-box>
            <text:p><text:span text:style-name="T2">CloseableIterator</text:span></text:p>
          </draw:text-box>
        </draw:frame>
        <draw:line draw:style-name="gr16" draw:text-style-name="P5" draw:layer="layout" svg:x1="18.673cm" svg:y1="4.116cm" svg:x2="18.673cm" svg:y2="10.271cm">
          <text:p/>
        </draw:line>
        <draw:frame draw:style-name="gr20" draw:text-style-name="P6" draw:layer="layout" svg:width="5.188cm" svg:height="0.645cm" svg:x="16.875cm" svg:y="3.403cm">
          <draw:text-box>
            <text:p><text:span text:style-name="T2">MessageFormatter</text:span></text:p>
          </draw:text-box>
        </draw:frame>
        <draw:line draw:style-name="gr16" draw:text-style-name="P5" draw:layer="layout" svg:x1="21.974cm" svg:y1="3.417cm" svg:x2="21.974cm" svg:y2="12.43cm">
          <text:p/>
        </draw:line>
        <draw:frame draw:style-name="gr21" draw:text-style-name="P6" draw:layer="layout" svg:width="3.978cm" svg:height="0.645cm" svg:x="21.025cm" svg:y="2.768cm">
          <draw:text-box>
            <text:p><text:span text:style-name="T2">Messenger</text:span></text:p>
          </draw:text-box>
        </draw:frame>
        <draw:line draw:style-name="gr16" draw:text-style-name="P5" draw:layer="layout" svg:x1="25.075cm" svg:y1="4.218cm" svg:x2="25.075cm" svg:y2="12.176cm">
          <text:p/>
        </draw:line>
        <draw:frame draw:style-name="gr22" draw:text-style-name="P6" draw:layer="layout" svg:width="3.021cm" svg:height="0.645cm" svg:x="23.314cm" svg:y="3.583cm">
          <draw:text-box>
            <text:p><text:span text:style-name="T2">MessageLogger</text:span></text:p>
          </draw:text-box>
        </draw:frame>
        <draw:line draw:style-name="gr23" draw:text-style-name="P7" draw:layer="layout" svg:x1="2.618cm" svg:y1="5.445cm" svg:x2="5.158cm" svg:y2="5.445cm">
          <text:p text:style-name="P1"><text:span text:style-name="T3">runAgent()</text:span></text:p>
        </draw:line>
        <draw:line draw:style-name="gr23" draw:text-style-name="P7" draw:layer="layout" svg:x1="9.72cm" svg:y1="5.445cm" svg:x2="12.26cm" svg:y2="5.445cm">
          <text:p text:style-name="P1"><text:span text:style-name="T3">prepare()</text:span></text:p>
        </draw:line>
        <draw:line draw:style-name="gr23" draw:text-style-name="P7" draw:layer="layout" svg:x1="22.209cm" svg:y1="13.192cm" svg:x2="24.749cm" svg:y2="13.187cm">
          <text:p text:style-name="P1"><text:span text:style-name="T3">log()</text:span></text:p>
        </draw:line>
        <draw:line draw:style-name="gr24" draw:text-style-name="P7" draw:layer="layout" svg:x1="13.573cm" svg:y1="13.546cm" svg:x2="21.574cm" svg:y2="13.546cm">
          <text:p text:style-name="P1"><text:span text:style-name="T3">update()</text:span></text:p>
        </draw:line>
        <draw:custom-shape draw:style-name="gr25" draw:text-style-name="P1" draw:layer="layout" svg:width="0.508cm" svg:height="14.22cm" svg:x="5.316cm" svg:y="5.068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5.571cm" svg:y1="3.415cm" svg:x2="5.571cm" svg:y2="4.939cm">
          <text:p/>
        </draw:line>
        <draw:frame draw:style-name="gr26" draw:text-style-name="P6" draw:layer="layout" svg:width="2.568cm" svg:height="0.645cm" svg:x="4.31cm" svg:y="2.78cm">
          <draw:text-box>
            <text:p><text:span text:style-name="T2">AgentRunner</text:span></text:p>
          </draw:text-box>
        </draw:frame>
        <draw:line draw:style-name="gr23" draw:text-style-name="P7" draw:layer="layout" svg:x1="5.928cm" svg:y1="5.318cm" svg:x2="8.468cm" svg:y2="5.318cm">
          <text:p text:style-name="P1"><text:span text:style-name="T3">processData()</text:span></text:p>
        </draw:line>
        <draw:line draw:style-name="gr27" draw:text-style-name="P7" draw:layer="layout" svg:x1="9.855cm" svg:y1="15.886cm" svg:x2="15.097cm" svg:y2="15.826cm">
          <text:p text:style-name="P1"><text:span text:style-name="T3">close()</text:span></text:p>
        </draw:line>
        <draw:custom-shape draw:style-name="gr28" draw:text-style-name="P1" draw:layer="layout" svg:width="0.508cm" svg:height="10.033cm" svg:x="12.738cm" svg:y="5.064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9.636cm" svg:y1="12.684cm" svg:x2="21.637cm" svg:y2="12.684cm">
          <text:p text:style-name="P1"><text:span text:style-name="T3">sendMessage()</text:span></text:p>
        </draw:line>
        <draw:line draw:style-name="gr23" draw:text-style-name="P7" draw:layer="layout" svg:x1="9.636cm" svg:y1="10.841cm" svg:x2="18.462cm" svg:y2="10.841cm">
          <text:p text:style-name="P1"><text:span text:style-name="T3">formatData()</text:span></text:p>
        </draw:line>
        <draw:line draw:style-name="gr16" draw:text-style-name="P5" draw:layer="layout" svg:x1="12.994cm" svg:y1="3.412cm" svg:x2="12.994cm" svg:y2="4.936cm">
          <text:p/>
        </draw:line>
        <draw:frame draw:style-name="gr19" draw:text-style-name="P6" draw:layer="layout" svg:width="3.741cm" svg:height="0.645cm" svg:x="11.483cm" svg:y="2.768cm">
          <draw:text-box>
            <text:p><text:span text:style-name="T2">DataSpooler</text:span></text:p>
          </draw:text-box>
        </draw:frame>
        <draw:line draw:style-name="gr23" draw:text-style-name="P7" draw:layer="layout" svg:x1="9.636cm" svg:y1="7.35cm" svg:x2="15.351cm" svg:y2="7.35cm">
          <text:p text:style-name="P1"><text:span text:style-name="T3">hasNext()</text:span></text:p>
        </draw:line>
        <draw:line draw:style-name="gr29" draw:text-style-name="P7" draw:layer="layout" svg:x1="12.43cm" svg:y1="6.08cm" svg:x2="9.636cm" svg:y2="6.08cm">
          <text:p/>
        </draw:line>
        <draw:line draw:style-name="gr23" draw:text-style-name="P7" draw:layer="layout" svg:x1="9.509cm" svg:y1="8.874cm" svg:x2="15.351cm" svg:y2="8.874cm">
          <text:p text:style-name="P1"><text:span text:style-name="T3">next()</text:span></text:p>
        </draw:line>
        <draw:line draw:style-name="gr29" draw:text-style-name="P8" draw:layer="layout" svg:x1="15.351cm" svg:y1="9.825cm" svg:x2="9.636cm" svg:y2="9.825cm">
          <text:p/>
        </draw:line>
        <draw:line draw:style-name="gr29" draw:text-style-name="P7" draw:layer="layout" svg:x1="15.478cm" svg:y1="7.985cm" svg:x2="9.636cm" svg:y2="7.985cm">
          <text:p/>
        </draw:line>
        <draw:line draw:style-name="gr29" draw:text-style-name="P7" draw:layer="layout" svg:x1="18.272cm" svg:y1="11.668cm" svg:x2="9.636cm" svg:y2="11.668cm">
          <text:p/>
        </draw:line>
        <draw:line draw:style-name="gr29" draw:text-style-name="P8" draw:layer="layout" svg:x1="15.224cm" svg:y1="16.421cm" svg:x2="9.636cm" svg:y2="16.421cm">
          <text:p/>
        </draw:line>
        <draw:custom-shape draw:style-name="gr30" draw:text-style-name="P1" draw:layer="layout" svg:width="0.508cm" svg:height="0.889cm" svg:x="15.478cm" svg:y="15.732cm">
          <text:p/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9.763cm" svg:y1="14.627cm" svg:x2="12.303cm" svg:y2="14.598cm">
          <text:p text:style-name="P1"><text:span text:style-name="T3">close()</text:span></text:p>
        </draw:line>
        <draw:line draw:style-name="gr31" draw:text-style-name="P8" draw:layer="layout" svg:x1="15.732cm" svg:y1="10.017cm" svg:x2="15.732cm" svg:y2="15.605cm">
          <text:p/>
        </draw:line>
        <draw:line draw:style-name="gr29" draw:text-style-name="P8" draw:layer="layout" svg:x1="12.431cm" svg:y1="13.573cm" svg:x2="9.764cm" svg:y2="13.573cm">
          <text:p/>
        </draw:line>
        <draw:custom-shape draw:style-name="gr32" draw:text-style-name="P1" draw:layer="layout" svg:width="0.508cm" svg:height="1.016cm" svg:x="18.499cm" svg:y="16.9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08cm" svg:height="0.974cm" svg:x="21.701cm" svg:y="18.272cm">
          <text:p/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9.855cm" svg:y1="18.553cm" svg:x2="21.574cm" svg:y2="18.516cm">
          <text:p text:style-name="P1"><text:span text:style-name="T3">close()</text:span></text:p>
        </draw:line>
        <draw:line draw:style-name="gr29" draw:text-style-name="P8" draw:layer="layout" svg:x1="21.32cm" svg:y1="19.288cm" svg:x2="9.636cm" svg:y2="19.288cm">
          <text:p/>
        </draw:line>
        <draw:line draw:style-name="gr27" draw:text-style-name="P7" draw:layer="layout" svg:x1="9.856cm" svg:y1="17.123cm" svg:x2="18.273cm" svg:y2="17.096cm">
          <text:p text:style-name="P1"><text:span text:style-name="T3">close()</text:span></text:p>
        </draw:line>
        <draw:line draw:style-name="gr29" draw:text-style-name="P8" draw:layer="layout" svg:x1="18.273cm" svg:y1="17.858cm" svg:x2="9.637cm" svg:y2="17.858cm">
          <text:p/>
        </draw:line>
        <draw:line draw:style-name="gr29" draw:text-style-name="P8" draw:layer="layout" svg:x1="8.747cm" svg:y1="19.161cm" svg:x2="5.953cm" svg:y2="19.161cm">
          <text:p/>
        </draw:line>
        <draw:line draw:style-name="gr29" draw:text-style-name="P8" draw:layer="layout" svg:x1="5.191cm" svg:y1="19.161cm" svg:x2="2.397cm" svg:y2="19.161cm">
          <text:p/>
        </draw:line>
        <draw:line draw:style-name="gr31" draw:text-style-name="P8" draw:layer="layout" svg:x1="18.753cm" svg:y1="12.684cm" svg:x2="18.753cm" svg:y2="16.875cm">
          <text:p/>
        </draw:line>
        <draw:line draw:style-name="gr31" draw:text-style-name="P8" draw:layer="layout" svg:x1="21.955cm" svg:y1="13.827cm" svg:x2="21.955cm" svg:y2="18.018cm">
          <text:p/>
        </draw:line>
      </draw:page>
      <draw:page draw:name="page3" draw:style-name="dp1" draw:master-page-name="Default">
        <draw:custom-shape draw:style-name="gr34" draw:text-style-name="P9" draw:layer="layout" svg:width="20.525cm" svg:height="13.843cm" svg:x="6.415cm" svg:y="2.778cm">
          <text:p text:style-name="P1">Loop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0.508cm" svg:height="11.3cm" svg:x="8.216cm" svg:y="5.06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508cm" svg:height="3.991cm" svg:x="19.016cm" svg:y="8.09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508cm" svg:height="4.499cm" svg:x="25.016cm" svg:y="11.352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8.471cm" svg:y1="3.414cm" svg:x2="8.471cm" svg:y2="4.938cm">
          <text:p/>
        </draw:line>
        <draw:line draw:style-name="gr38" draw:text-style-name="P11" draw:layer="layout" svg:x1="19.288cm" svg:y1="5.191cm" svg:x2="19.26cm" svg:y2="7.912cm">
          <text:p/>
        </draw:line>
        <draw:frame draw:style-name="gr19" draw:text-style-name="P12" draw:layer="layout" svg:width="3.741cm" svg:height="0.645cm" svg:x="17.706cm" svg:y="4.175cm">
          <draw:text-box>
            <text:p><text:span text:style-name="T4">Worker Thread 2</text:span></text:p>
          </draw:text-box>
        </draw:frame>
        <draw:line draw:style-name="gr38" draw:text-style-name="P11" draw:layer="layout" svg:x1="25.173cm" svg:y1="4.316cm" svg:x2="25.173cm" svg:y2="10.471cm">
          <text:p/>
        </draw:line>
        <draw:frame draw:style-name="gr39" draw:text-style-name="P12" draw:layer="layout" svg:width="3.139cm" svg:height="0.645cm" svg:x="23.775cm" svg:y="3.603cm">
          <draw:text-box>
            <text:p><text:span text:style-name="T4">Worker Thread 3</text:span></text:p>
          </draw:text-box>
        </draw:frame>
        <draw:custom-shape draw:style-name="gr40" draw:text-style-name="P10" draw:layer="layout" svg:width="0.508cm" svg:height="11.299cm" svg:x="2.416cm" svg:y="5.068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2.671cm" svg:y1="3.415cm" svg:x2="2.671cm" svg:y2="4.939cm">
          <text:p/>
        </draw:line>
        <draw:frame draw:style-name="gr26" draw:text-style-name="P12" draw:layer="layout" svg:width="2.568cm" svg:height="0.645cm" svg:x="1.41cm" svg:y="2.78cm">
          <draw:text-box>
            <text:p><text:span text:style-name="T4">Main Thread</text:span></text:p>
          </draw:text-box>
        </draw:frame>
        <draw:line draw:style-name="gr41" draw:text-style-name="P13" draw:layer="layout" svg:x1="3.221cm" svg:y1="5.318cm" svg:x2="7.768cm" svg:y2="5.318cm">
          <text:p text:style-name="P1"><text:span text:style-name="T4">ProcessingAgent.</text:span><text:span text:style-name="T5">processData()</text:span></text:p>
        </draw:line>
        <draw:custom-shape draw:style-name="gr42" draw:text-style-name="P10" draw:layer="layout" svg:width="0.508cm" svg:height="3.356cm" svg:x="13.938cm" svg:y="5.264cm">
          <text:p/>
          <draw:enhanced-geometry svg:viewBox="0 0 21600 21600" draw:type="rectangle" draw:enhanced-path="M 0 0 L 21600 0 21600 21600 0 21600 0 0 Z N"/>
        </draw:custom-shape>
        <draw:line draw:style-name="gr43" draw:text-style-name="P13" draw:layer="layout" svg:x1="19.923cm" svg:y1="11.86cm" svg:x2="24.876cm" svg:y2="11.86cm">
          <text:p text:style-name="P1"><text:span text:style-name="T5">AgentFormatterMessengerWorker</text:span></text:p>
          <text:p text:style-name="P1"><text:span text:style-name="T5">.formatDataAndSend()</text:span></text:p>
        </draw:line>
        <draw:line draw:style-name="gr43" draw:text-style-name="P13" draw:layer="layout" svg:x1="14.524cm" svg:y1="8.377cm" svg:x2="18.907cm" svg:y2="8.377cm">
          <text:p text:style-name="P1"><text:span text:style-name="T5">AgentDataSpoolerWorker</text:span></text:p>
          <text:p text:style-name="P1"><text:span text:style-name="T5">.processData()</text:span></text:p>
        </draw:line>
        <draw:frame draw:style-name="gr44" draw:text-style-name="P12" draw:layer="layout" svg:width="4.27cm" svg:height="0.645cm" svg:x="6.683cm" svg:y="2.768cm">
          <draw:text-box>
            <text:p><text:span text:style-name="T4">ProcessingAgentThread</text:span></text:p>
          </draw:text-box>
        </draw:frame>
        <draw:line draw:style-name="gr41" draw:text-style-name="P13" draw:layer="layout" svg:x1="8.809cm" svg:y1="5.418cm" svg:x2="13.889cm" svg:y2="5.418cm">
          <text:p text:style-name="P1"><text:span text:style-name="T4">AgentWorker.startProccess()</text:span></text:p>
        </draw:line>
        <draw:line draw:style-name="gr38" draw:text-style-name="P11" draw:layer="layout" svg:x1="14.104cm" svg:y1="3.515cm" svg:x2="14.087cm" svg:y2="5.156cm">
          <text:p/>
        </draw:line>
        <draw:frame draw:style-name="gr19" draw:text-style-name="P12" draw:layer="layout" svg:width="3.741cm" svg:height="0.645cm" svg:x="12.556cm" svg:y="2.843cm">
          <draw:text-box>
            <text:p><text:span text:style-name="T4">WorkerThread 1</text:span></text:p>
          </draw:text-box>
        </draw:frame>
        <draw:line draw:style-name="gr29" draw:text-style-name="P8" draw:layer="layout" svg:x1="24.876cm" svg:y1="15.732cm" svg:x2="8.747cm" svg:y2="15.732cm">
          <text:p/>
        </draw:line>
        <draw:line draw:style-name="gr29" draw:text-style-name="P8" draw:layer="layout" svg:x1="13.827cm" svg:y1="8.366cm" svg:x2="8.874cm" svg:y2="8.366cm">
          <text:p/>
        </draw:line>
        <draw:line draw:style-name="gr29" draw:text-style-name="P8" draw:layer="layout" svg:x1="7.985cm" svg:y1="16.113cm" svg:x2="3.032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5:56:44.620627000</meta:creation-date>
    <dc:date>2018-07-12T14:22:42.848353265</dc:date>
    <meta:editing-duration>PT11H55M36S</meta:editing-duration>
    <meta:editing-cycles>22</meta:editing-cycles>
    <meta:generator>LibreOffice/6.0.3.2$MacOSX_X86_64 LibreOffice_project/8f48d515416608e3a835360314dac7e47fd0b821</meta:generator>
    <meta:document-statistic meta:object-count="102"/>
  </office:meta>
</office:document-meta>
</file>